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iceMixInstalledLocalContainer.AbstractServiceMixInstalledLocalContainer( Local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iceMixInstalledLocalContainer.doStop( Java jav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MixInstalledLocalContainer.getVersion( String default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ServiceMixInstalledLocalContainer.doStart( Java jav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iceMixInstalledLocalContainer.waitForCompletion( boolean waitForStar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rviceMixInstalledLocalContainer.waitForContainerStar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ServiceMixInstalledLocalContainer.accep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MixInstalledLocalContainer.getCap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MixInstalledLocalContainer.doAction( Java jav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